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24-01-18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23-01-1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22-09-2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21-01-12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20-09-08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20-01-13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9-08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9-04-24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9-01-0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8-09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8-05-09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8-01-18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7-09-1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7-05-08 0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7-01-04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6-09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6-05-0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6-01-20 0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5-09-28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5-05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5-01-06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4-09-29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4-05-13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4-01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3-10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1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0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0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07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06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05-01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0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0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0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0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200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199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199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1997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199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199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199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199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199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199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12</text:p>
          </table:table-cell>
          <table:table-cell office:value-type="string" calcext:value-type="string">
            <text:p>MM19912</text:p>
          </table:table-cell>
          <table:table-cell office:value-type="string" calcext:value-type="string">
            <text:p>199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